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CCLESIASTES 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ORTUNE DOES NOT BRING JOY (6:1-2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FORTUNE DOES NOT BRING JOY (6:1-2).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Most wealthy people are unhappy with their possessions in life (6:2a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All wealthy people leave their possessions to others in death (6:2b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ECCLESIASTES 6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FORTUNE DOES NOT BRING JOY (6:1-2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FAMILY DOES NOT BRING JOY (6:3-5): A stillborn child is better off than the unhappy father of 100 children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FULLNESS OF YEARS DOES NOT BRING JOY (6:6-12): This is true even if a person could live to observe his or her 2000th birthday!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6 </dc:title>
    <meta:initial-creator>David STRICKLAND</meta:initial-creator>
    <dc:creator>David STRICKLAND</dc:creator>
    <meta:creation-date>2020-02-22T19:26:32Z</meta:creation-date>
    <dc:date>2020-02-22T19:26:32Z</dc:date>
    <meta:template xlink:href="BibleStudy" xlink:type="simple"/>
    <meta:editing-cycles>1</meta:editing-cycles>
    <meta:editing-duration>PT0S</meta:editing-duration>
    <meta:document-statistic meta:paragraph-count="9" meta:word-count="105"/>
  </office:meta>
</office:document-meta>
</file>